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egoe UI" svg:font-family="'Segoe UI'" style:font-family-generic="swiss"/>
    <style:font-face style:name="CMTI10" svg:font-family="CMTI10" style:font-family-generic="system"/>
    <style:font-face style:name="GraphicSabon-Bold" svg:font-family="GraphicSabon-Bold" style:font-family-generic="system"/>
    <style:font-face style:name="GraphicSabon-Roman" svg:font-family="GraphicSabon-Roman" style:font-family-generic="system"/>
    <style:font-face style:name="GraphicraftOptima-Bold" svg:font-family="GraphicraftOptima-Bold" style:font-family-generic="system"/>
    <style:font-face style:name="GraphicraftOptima-Medium" svg:font-family="GraphicraftOptima-Medium" style:font-family-generic="system"/>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style:font-name="GraphicraftOptima-Medium" fo:font-size="13pt" style:font-name-asian="GraphicraftOptima-Medium" style:font-size-asian="13pt" style:font-name-complex="GraphicraftOptima-Medium" style:font-size-complex="13pt"/>
    </style:style>
    <style:style style:name="P2" style:family="paragraph" style:parent-style-name="Standard">
      <style:paragraph-properties fo:text-align="center" style:justify-single-word="false" style:text-autospace="none"/>
      <style:text-properties style:font-name="CMTI10" fo:font-size="11pt" fo:font-style="italic" style:font-name-asian="CMTI10" style:font-size-asian="11pt" style:font-style-asian="italic" style:font-name-complex="CMTI10" style:font-size-complex="11pt" style:font-style-complex="italic"/>
    </style:style>
    <style:style style:name="P3" style:family="paragraph" style:parent-style-name="Standard">
      <style:paragraph-properties fo:text-align="center" style:justify-single-word="false" style:text-autospace="none"/>
    </style:style>
    <style:style style:name="P4" style:family="paragraph" style:parent-style-name="Standard">
      <style:paragraph-properties fo:text-align="center" style:justify-single-word="false" style:text-autospace="none"/>
      <style:text-properties style:font-name="GraphicSabon-Roman"/>
    </style:style>
    <style:style style:name="P5" style:family="paragraph" style:parent-style-name="Standard">
      <style:paragraph-properties style:text-autospace="none"/>
      <style:text-properties style:font-name="GraphicSabon-Roman"/>
    </style:style>
    <style:style style:name="P6" style:family="paragraph" style:parent-style-name="Standard">
      <style:paragraph-properties fo:line-height="150%" fo:text-align="justify" style:justify-single-word="false" style:text-autospace="none"/>
      <style:text-properties style:font-name="GraphicSabon-Roman" fo:font-size="11pt" style:font-name-asian="GraphicSabon-Roman" style:font-size-asian="11pt" style:font-name-complex="GraphicSabon-Roman" style:font-size-complex="11pt"/>
    </style:style>
    <style:style style:name="P7" style:family="paragraph" style:parent-style-name="Standard">
      <style:paragraph-properties fo:line-height="150%" style:text-autospace="none"/>
      <style:text-properties style:font-name="GraphicSabon-Roman" fo:font-size="11pt" style:font-name-asian="GraphicSabon-Roman" style:font-size-asian="11pt" style:font-name-complex="GraphicSabon-Roman" style:font-size-complex="11pt"/>
    </style:style>
    <style:style style:name="P8" style:family="paragraph" style:parent-style-name="Standard">
      <style:text-properties style:font-name="GraphicraftOptima-Bold" fo:font-size="10pt" fo:font-weight="bold" style:font-name-asian="GraphicraftOptima-Bold" style:font-size-asian="10pt" style:font-weight-asian="bold" style:font-name-complex="GraphicraftOptima-Bold" style:font-size-complex="10pt" style:font-weight-complex="bold"/>
    </style:style>
    <style:style style:name="P9" style:family="paragraph" style:parent-style-name="Standard">
      <style:paragraph-properties fo:line-height="150%" fo:text-align="justify" style:justify-single-word="false" style:text-autospace="none"/>
    </style:style>
    <style:style style:name="P10" style:family="paragraph" style:parent-style-name="Standard">
      <style:paragraph-properties fo:line-height="150%" style:text-autospace="none"/>
    </style:style>
    <style:style style:name="P11" style:family="paragraph" style:parent-style-name="Standard">
      <style:paragraph-properties fo:line-height="150%" style:text-autospace="none"/>
      <style:text-properties style:font-name="GraphicSabon-Bold" fo:font-size="11pt" fo:font-weight="bold" style:font-name-asian="GraphicSabon-Bold" style:font-size-asian="11pt" style:font-weight-asian="bold" style:font-name-complex="GraphicSabon-Bold" style:font-size-complex="11pt" style:font-weight-complex="bold"/>
    </style:style>
    <style:style style:name="P12" style:family="paragraph" style:parent-style-name="Standard" style:list-style-name="L1">
      <style:paragraph-properties fo:line-height="150%" fo:text-align="justify" style:justify-single-word="false" style:text-autospace="none"/>
      <style:text-properties style:font-name="GraphicSabon-Roman" fo:font-size="11pt" style:font-name-asian="GraphicSabon-Roman" style:font-size-asian="11pt" style:font-name-complex="GraphicSabon-Roman" style:font-size-complex="11pt"/>
    </style:style>
    <style:style style:name="P13" style:family="paragraph" style:parent-style-name="Standard" style:master-page-name="MP0">
      <style:paragraph-properties fo:text-align="center" style:justify-single-word="false" style:page-number="auto" fo:break-before="page"/>
    </style:style>
    <style:style style:name="T1" style:family="text">
      <style:text-properties style:font-name="GraphicraftOptima-Bold" fo:font-size="18.5pt" fo:font-weight="bold" style:font-name-asian="GraphicraftOptima-Bold" style:font-size-asian="18.5pt" style:font-weight-asian="bold" style:font-name-complex="GraphicraftOptima-Bold" style:font-size-complex="18.5pt" style:font-weight-complex="bold"/>
    </style:style>
    <style:style style:name="T2" style:family="text">
      <style:text-properties style:font-name="CMTI10" fo:font-size="11pt" fo:font-style="italic" style:font-name-asian="CMTI10" style:font-size-asian="11pt" style:font-style-asian="italic" style:font-name-complex="CMTI10" style:font-size-complex="11pt" style:font-style-complex="italic"/>
    </style:style>
    <style:style style:name="T3" style:family="text">
      <style:text-properties style:font-name="GraphicSabon-Roman" fo:font-size="11pt" style:font-name-asian="GraphicSabon-Roman" style:font-size-asian="11pt" style:font-name-complex="GraphicSabon-Roman" style:font-size-complex="11pt"/>
    </style:style>
    <text:list-style style:name="L1">
      <text:list-level-style-number text:level="1" style:num-suffix="." style:num-format="1" text:start-value="4">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Fonte_20_parág._20_padrão"><text:span text:style-name="T1">Uma Ferramenta para suportar a publicação de visões RDF de dados relacionais.</text:span></text:span></text:p>
      <text:p text:style-name="P1"/>
      <text:p text:style-name="P1">Luís Eufrasio Teixeira Neto</text:p>
      <text:p text:style-name="P2">UFC – Universidade Federal do Ceará,</text:p>
      <text:p text:style-name="P3"><text:span text:style-name="Fonte_20_parág._20_padrão"><text:span text:style-name="T2">Grupo ARIDA, Fortaleza, Brasil</text:span></text:span></text:p>
      <text:p text:style-name="P4"/>
      <text:p text:style-name="P5"/>
      <text:p text:style-name="P8">Resumo</text:p>
      <text:p text:style-name="P8"/>
      <text:p text:style-name="P9"><text:span text:style-name="Fonte_20_parág._20_padrão"><text:span text:style-name="T3">O padrão Linked Data foi estabelecido como a melhor prática para expor, compartilhar e conectar partes de dados, informações e conhecimentos na Web Semântica usando URIs e RDF. No entanto, a grande maioria dos dados corporativos, inclusive dados da Web, permanecem armazenados em SGBDs relacionais. Para tornar as informações armazenadas em bancos relacionais disponíveis para a Web de dados, é preciso criar uma mapeamento do modelo relacional para o modelo RDF (triplificação dos dados). Esse mapeamento é realizado por ferramentas como o D2R, por exemplo, para a criação de endpoints RDF (modelo virtual) ou mesmo para exportar os dados e criar uma nova base triplificada. Entretanto, a simples triplificação dos dados para a web semântica não é suficiente, pois na maioria dos casos deseja-se publicar os dados usando um vocabulário comum que permite melhor reuso e a integração da base com outras fontes RDF. Dessa forma, é preciso definir uma ontologia de aplicação como sendo um subconjunto de uma ontologia de domínio bem como criar um mapeamento da base relacional para essa ontologia de aplicação. Uma vez definida a ontologia e criado o mapeamento para ela, é preciso traduzir esse mapeamento para um formato que possa ser interpretado por uma ferramenta de publicação de dados RDF. Neste trabalho, tratamos do problema de gerar automaticamente os arquivos de mapeamento necessários para publicar dados relacionais com o D2R. Para tanto, propomos uma ferramenta web que disponibiliza para o usuário a criação da configuração de acesso às bases (podem ser múltiplas), a geração da ontologia local (triplificação simples), a criação da ontologia de aplicação com base em uma ontologia de domínio, a criação do mapeamento de alto nível entre as ontologias local e de aplicação e a geração automática do arquivo de mapeamento do D2R. Com essa abordagem, os usuários poderão publicar dados relacionais em RDF preocupando-se apenas em definir a ontologia exportada e o mapeamento para ela..</text:span></text:span></text:p>
      <text:p text:style-name="P6"/>
      <text:p text:style-name="P11">1 Introdução</text:p>
      <text:p text:style-name="P6">Para publicar bases relacionais na Web Semântica já existem algumas ferramentas disponíveis como SquirrelRDF, OpenLink Virtuoso e D2R Server, onde este último foi <text:soft-page-break/>escolhido para ser utilizado nesse trabalho.</text:p>
      <text:p text:style-name="P6"><text:tab/>Dados na Web Semântica são modelados e representados em RDF. O D2R Server usa <text:s/>o “D2RQ mapping” para mapear o conteúdo do banco de dados para esse formato, assim possibilitando que os dados RDF possam ser navegados e pesquisados.</text:p>
      <text:p text:style-name="P6"><text:tab/>A interface Linked Data do D2R torna as descrições RDF de recursos disponíveis através do protocolo HTTP. Assim, uma descrição RDF pode ser recuperada simplesmente acessando a URI do recurso na Web. Para tanto podem ser utilizados navegadores da web semântica como o Tabulator [] ou o Disco [], onde o usuário pode seguir links de um recurso para o outro navegando na Web de dados. Dessa forma, as requisições web são reescritas em consultas SQL usando o mapeamento. Essa tradução “on-the-fly” permite a publicação de grandes bases de dados no formato RDF e elimina a necessidade de replicação desses dados.</text:p>
      <text:p text:style-name="P9"><text:span text:style-name="Fonte_20_parág._20_padrão"><text:span text:style-name="T3"><text:tab/>Embora o D2R seja uma poderosa ferramenta, ele exibe uma certa complexidade na criação dos mapeamentos, assim como as outras ferramentas citadas. Um dos objetivos desse trabalho é criar um wrapper para o D2R, onde o usuário poderá publicar seus dados em RDF sem precisar conhecer a linguagem de mapeamento específica do D2R Server nem precisar configurá-lo.</text:span></text:span></text:p>
      <text:p text:style-name="P6"><text:tab/>O restante desse artigo está organizado de seguinte forma: a seção 2 contextualiza o problema de gerar mapeamentos complexos de bases relacionais para uma ontologia de aplicação. A seção 3 demonstra através de um exemplo a linguagem de mapeamento do D2R Server. A seção 4 foca na possível arquitetura do wrapper para o D2R e apresenta um estudo de caso. A seção 5 conclui o artigo apontando para atividades futuras de pesquisa.</text:p>
      <text:p text:style-name="P6"/>
      <text:p text:style-name="P11">2 Contextualização do Problema</text:p>
      <text:p text:style-name="P6">xxx</text:p>
      <text:p text:style-name="P7"/>
      <text:p text:style-name="P11">3 Mapeamento D2RQ</text:p>
      <text:p text:style-name="P6">xxx</text:p>
      <text:p text:style-name="P7"/>
      <text:p text:style-name="P11">4 Solução Proposta</text:p>
      <text:list xml:id="list28298450" text:style-name="L1">
        <text:list-item>
          <text:list>
            <text:list-item>
              <text:p text:style-name="P12">Arquitetura</text:p>
            </text:list-item>
            <text:list-item>
              <text:p text:style-name="P12">Estudo de Caso</text:p>
            </text:list-item>
          </text:list>
        </text:list-item>
      </text:list>
      <text:p text:style-name="P7"/>
      <text:p text:style-name="P11">5 Conclusão</text:p>
      <text:p text:style-name="P10"><text:span text:style-name="Fonte_20_parág._20_padrão"><text:span text:style-name="T3">xxx</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egoe UI" svg:font-family="'Segoe UI'" style:font-family-generic="swiss"/>
    <style:font-face style:name="CMTI10" svg:font-family="CMTI10" style:font-family-generic="system"/>
    <style:font-face style:name="GraphicSabon-Bold" svg:font-family="GraphicSabon-Bold" style:font-family-generic="system"/>
    <style:font-face style:name="GraphicSabon-Roman" svg:font-family="GraphicSabon-Roman" style:font-family-generic="system"/>
    <style:font-face style:name="GraphicraftOptima-Bold" svg:font-family="GraphicraftOptima-Bold" style:font-family-generic="system"/>
    <style:font-face style:name="GraphicraftOptima-Medium" svg:font-family="GraphicraftOptima-Medium" style:font-family-generic="system"/>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SimSun" style:font-size-asian="14pt" style:font-name-complex="Mangal1"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o_20_de_20_comentário" style:display-name="Texto de comentário" style:family="paragraph" style:parent-style-name="Normal">
      <style:paragraph-properties fo:hyphenation-ladder-count="no-limit"/>
      <style:text-properties fo:font-size="10pt" style:font-size-asian="10pt" style:font-size-complex="9pt" fo:hyphenate="false" fo:hyphenation-remain-char-count="0" fo:hyphenation-push-char-count="0"/>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fo:hyphenation-remain-char-count="0" fo:hyphenation-push-char-count="0"/>
    </style:style>
    <style:style style:name="Texto_20_de_20_balão" style:display-name="Texto de balão" style:family="paragraph" style:parent-style-name="Normal">
      <style:paragraph-properties fo:hyphenation-ladder-count="no-limit"/>
      <style:text-properties style:font-name="Tahoma" fo:font-size="8pt" style:font-size-asian="8pt" style:font-size-complex="7pt" fo:hyphenate="false" fo:hyphenation-remain-char-count="0" fo:hyphenation-push-char-count="0"/>
    </style:style>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size-complex="9pt"/>
    </style:style>
    <style:style style:name="Assunto_20_do_20_comentário_20_Char" style:display-name="Assunto do comentário Char" style:family="text" style:parent-style-name="Texto_20_de_20_comentário_20_Char">
      <style:text-properties fo:font-weight="bold" style:font-weight-asian="bold" style:font-weight-complex="bold"/>
    </style:style>
    <style:style style:name="Texto_20_de_20_balão_20_Char" style:display-name="Texto de balão Char" style:family="text" style:parent-style-name="Fonte_20_parág._20_padrão">
      <style:text-properties style:font-name="Tahoma" fo:font-size="8pt" style:font-size-asian="8pt" style:font-size-complex="7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Win32 OpenOffice.org_project/320m18$Build-9502</meta:generator>
    <meta:initial-creator>Luís Teixeira</meta:initial-creator>
    <dc:creator>Luís Teixeira</dc:creator>
    <meta:creation-date>2011-04-20T13:46:00Z</meta:creation-date>
    <dc:date>2011-04-21T08:50:22.31</dc:date>
    <meta:editing-cycles>5</meta:editing-cycles>
    <meta:editing-duration>PT00H35M28S</meta:editing-duration>
    <meta:document-statistic meta:table-count="0" meta:image-count="0" meta:object-count="0" meta:page-count="2" meta:paragraph-count="21" meta:word-count="665" meta:character-count="4130"/>
    <meta:template xlink:type="simple" xlink:actuate="onRequest" xlink:title="" xlink:href="../../../../../Downloads/Pré-Proposta.odt/Normal"/>
  </office:meta>
</office:document-meta>
</file>